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9.001cm" table:align="margins" style:writing-mode="page"/>
    </style:style>
    <style:style style:name="Table3.A" style:family="table-column">
      <style:table-column-properties style:column-width="5.094cm" style:rel-column-width="17570*"/>
    </style:style>
    <style:style style:name="Table3.B" style:family="table-column">
      <style:table-column-properties style:column-width="13.907cm" style:rel-column-width="47965*"/>
    </style:style>
    <style:style style:name="Table3.A1" style:family="table-cell">
      <style:table-cell-properties style:vertical-align="" fo:padding="0.097cm" fo:border="none"/>
    </style:style>
    <style:style style:name="Table3.B1" style:family="table-cell">
      <style:table-cell-properties style:vertical-align="middle" fo:padding="0.097cm" fo:border="none"/>
    </style:style>
    <style:style style:name="Table2" style:family="table">
      <style:table-properties style:width="19.001cm" fo:break-before="auto" fo:break-after="auto" table:align="margins" style:writing-mode="page"/>
    </style:style>
    <style:style style:name="Table2.A" style:family="table-column">
      <style:table-column-properties style:column-width="10.608cm" style:rel-column-width="36588*"/>
    </style:style>
    <style:style style:name="Table2.B" style:family="table-column">
      <style:table-column-properties style:column-width="2.381cm" style:rel-column-width="8213*"/>
    </style:style>
    <style:style style:name="Table2.C" style:family="table-column">
      <style:table-column-properties style:column-width="2.155cm" style:rel-column-width="7434*"/>
    </style:style>
    <style:style style:name="Table2.D" style:family="table-column">
      <style:table-column-properties style:column-width="0.146cm" style:rel-column-width="504*"/>
    </style:style>
    <style:style style:name="Table2.E" style:family="table-column">
      <style:table-column-properties style:column-width="2.011cm" style:rel-column-width="6935*"/>
    </style:style>
    <style:style style:name="Table2.F" style:family="table-column">
      <style:table-column-properties style:column-width="1.699cm" style:rel-column-width="5861*"/>
    </style:style>
    <style:style style:name="Table2.A1" style:family="table-cell">
      <style:table-cell-properties fo:background-color="#1f295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1f295a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background-color="#ff7474" fo:padding="0.097cm" fo:border-left="0.05pt solid #000000" fo:border-right="none" fo:border-top="none" fo:border-bottom="0.05pt solid #000000">
        <style:background-image/>
      </style:table-cell-properties>
    </style:style>
    <style:style style:name="Table2.F7" style:family="table-cell">
      <style:table-cell-properties fo:background-color="#ff747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="none"/>
    </style:style>
    <style:style style:name="Table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none" fo:border-top="none" fo:border-bottom="0.05pt solid #000000"/>
    </style:style>
    <style:style style:name="Table2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="none"/>
    </style:style>
    <style:style style:name="P1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 style:shadow="none" style:writing-mode="page">
        <style:tab-stops/>
      </style:paragraph-properties>
      <style:text-properties officeooo:paragraph-rsid="024e0377"/>
    </style:style>
    <style:style style:name="P2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 style:shadow="none" style:vertical-align="bottom" style:writing-mode="page">
        <style:tab-stops/>
      </style:paragraph-properties>
      <style:text-properties style:font-name="FreeSerif" fo:font-size="12pt" officeooo:rsid="017920f8" officeooo:paragraph-rsid="02552569" style:font-size-asian="12pt" style:font-size-complex="12pt"/>
    </style:style>
    <style:style style:name="P3" style:family="paragraph" style:parent-style-name="Standard">
      <loext:graphic-properties draw:fill="none"/>
      <style:paragraph-properties fo:margin-left="0cm" fo:margin-right="0.199cm" fo:text-align="center" style:justify-single-word="false" fo:text-indent="0cm" style:auto-text-indent="false" fo:background-color="transparent" style:shadow="none" style:vertical-align="bottom" style:writing-mode="page">
        <style:tab-stops/>
      </style:paragraph-properties>
      <style:text-properties style:font-name="FreeSerif" fo:font-size="24pt" fo:font-weight="bold" officeooo:rsid="025bd6e0" officeooo:paragraph-rsid="025bd6e0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start" style:justify-single-word="false" style:vertical-align="bottom" style:writing-mode="page"/>
      <style:text-properties officeooo:paragraph-rsid="024e0377" style:font-size-complex="10pt"/>
    </style:style>
    <style:style style:name="P5" style:family="paragraph" style:parent-style-name="Table_20_Contents">
      <style:paragraph-properties fo:text-align="start" style:justify-single-word="false" style:vertical-align="bottom" style:writing-mode="page"/>
      <style:text-properties style:font-name="FreeSerif" fo:font-size="12pt" officeooo:paragraph-rsid="024e0377" style:font-size-asian="12pt" style:font-size-complex="12pt"/>
    </style:style>
    <style:style style:name="P6" style:family="paragraph" style:parent-style-name="Table_20_Contents">
      <style:paragraph-properties fo:text-align="center" style:justify-single-word="false" style:vertical-align="bottom" style:writing-mode="page"/>
      <style:text-properties style:font-name="FreeSerif" fo:font-size="12pt" officeooo:rsid="02573b8e" officeooo:paragraph-rsid="02573b8e" style:font-size-asian="12pt" style:font-size-complex="12pt"/>
    </style:style>
    <style:style style:name="P7" style:family="paragraph" style:parent-style-name="Table_20_Contents">
      <style:paragraph-properties fo:text-align="end" style:justify-single-word="false" style:vertical-align="bottom" style:writing-mode="page"/>
      <style:text-properties style:font-name="FreeSerif" fo:font-size="12pt" fo:font-weight="bold" officeooo:rsid="0240a51c" officeooo:paragraph-rsid="024e0377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 style:vertical-align="bottom" style:writing-mode="page"/>
      <style:text-properties style:font-name="FreeSerif" fo:font-size="12pt" fo:font-weight="bold" officeooo:rsid="02573b8e" officeooo:paragraph-rsid="02573b8e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 style:vertical-align="bottom" style:writing-mode="page"/>
      <style:text-properties style:font-name="FreeSerif" fo:font-size="12pt" officeooo:paragraph-rsid="026ec226" fo:background-color="transparent" style:font-size-asian="12pt" style:font-size-complex="12pt"/>
    </style:style>
    <style:style style:name="P10" style:family="paragraph" style:parent-style-name="Table_20_Contents">
      <style:paragraph-properties fo:text-align="end" style:justify-single-word="false" style:vertical-align="bottom" style:writing-mode="page"/>
      <style:text-properties style:font-name="FreeSerif" fo:font-size="12pt" officeooo:paragraph-rsid="026ec226" fo:background-color="transparent" style:font-size-asian="12pt" style:font-size-complex="12pt"/>
    </style:style>
    <style:style style:name="P11" style:family="paragraph" style:parent-style-name="Table_20_Contents">
      <style:paragraph-properties fo:text-align="end" style:justify-single-word="false" style:vertical-align="bottom" style:writing-mode="page"/>
      <style:text-properties style:font-name="FreeSerif" fo:font-size="12pt" officeooo:paragraph-rsid="02727643" fo:background-color="transparent" style:font-size-asian="12pt" style:font-size-complex="12pt"/>
    </style:style>
    <style:style style:name="P12" style:family="paragraph" style:parent-style-name="Table_20_Contents">
      <style:paragraph-properties fo:text-align="end" style:justify-single-word="false" style:vertical-align="bottom" style:writing-mode="page"/>
      <style:text-properties style:font-name="FreeSerif" fo:font-size="12pt" officeooo:rsid="025cf680" officeooo:paragraph-rsid="026ec226" fo:background-color="transparent" style:font-size-asian="12pt" style:font-size-complex="12pt"/>
    </style:style>
    <style:style style:name="P13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2552569" style:font-size-asian="10pt" style:font-size-complex="10pt"/>
    </style:style>
    <style:style style:name="P14" style:family="paragraph" style:parent-style-name="Table_20_Contents">
      <loext:graphic-properties draw:fill="none"/>
      <style:paragraph-properties fo:background-color="transparent" style:writing-mode="page"/>
      <style:text-properties officeooo:paragraph-rsid="02552569"/>
    </style:style>
    <style:style style:name="P15" style:family="paragraph" style:parent-style-name="Table_20_Contents">
      <style:paragraph-properties fo:text-align="start" style:justify-single-word="false" style:vertical-align="bottom" style:writing-mode="page"/>
      <style:text-properties officeooo:paragraph-rsid="024e0377"/>
    </style:style>
    <style:style style:name="P16" style:family="paragraph" style:parent-style-name="Table_20_Contents">
      <style:paragraph-properties fo:text-align="start" style:justify-single-word="false" style:vertical-align="bottom" style:writing-mode="page"/>
      <style:text-properties fo:font-weight="bold" officeooo:rsid="02753d31" officeooo:paragraph-rsid="02753d31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 style:vertical-align="bottom" style:writing-mode="page"/>
      <style:text-properties fo:font-weight="bold" officeooo:paragraph-rsid="024e0377" style:font-weight-asian="bold" style:font-size-complex="10pt" style:font-weight-complex="bold"/>
    </style:style>
    <style:style style:name="P18" style:family="paragraph" style:parent-style-name="Standard">
      <style:text-properties style:font-name="FreeSerif" fo:font-size="12pt" officeooo:paragraph-rsid="024e0377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FreeSerif" fo:font-size="12pt" officeooo:rsid="02515791" officeooo:paragraph-rsid="02515791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FreeSerif" fo:font-size="12pt" officeooo:paragraph-rsid="024e0377" style:font-size-asian="12pt" style:font-size-complex="12pt"/>
    </style:style>
    <style:style style:name="P21" style:family="paragraph" style:parent-style-name="Table_20_Contents">
      <style:paragraph-properties fo:text-align="end" style:justify-single-word="false"/>
      <style:text-properties style:font-name="FreeSerif" fo:font-size="12pt" officeooo:paragraph-rsid="024e0377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FreeSerif" fo:font-size="12pt" officeooo:rsid="0252ecf1" officeooo:paragraph-rsid="0252ecf1" style:font-size-asian="12pt" style:font-size-complex="12pt"/>
    </style:style>
    <style:style style:name="P23" style:family="paragraph" style:parent-style-name="Table_20_Contents">
      <style:paragraph-properties fo:text-align="end" style:justify-single-word="false"/>
      <style:text-properties style:font-name="FreeSerif" fo:font-size="12pt" officeooo:rsid="025cf680" officeooo:paragraph-rsid="025cf680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FreeSerif" fo:font-size="12pt" officeooo:rsid="02636065" officeooo:paragraph-rsid="02636065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FreeSerif" fo:font-size="12pt" officeooo:rsid="02743bb5" officeooo:paragraph-rsid="02743bb5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FreeSerif" fo:font-size="12pt" officeooo:paragraph-rsid="024e0377" fo:background-color="transparent" style:font-size-asian="12pt" style:font-size-complex="12pt"/>
    </style:style>
    <style:style style:name="P27" style:family="paragraph" style:parent-style-name="Table_20_Contents">
      <style:paragraph-properties fo:text-align="end" style:justify-single-word="false"/>
      <style:text-properties style:font-name="FreeSerif" fo:font-size="12pt" officeooo:paragraph-rsid="024e0377" fo:background-color="transparent" style:font-size-asian="12pt" style:font-size-complex="12pt"/>
    </style:style>
    <style:style style:name="P28" style:family="paragraph" style:parent-style-name="Table_20_Contents">
      <style:paragraph-properties fo:text-align="end" style:justify-single-word="false"/>
      <style:text-properties style:font-name="FreeSerif" fo:font-size="12pt" officeooo:rsid="025cf680" officeooo:paragraph-rsid="02636065" fo:background-color="transparen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officeooo:paragraph-rsid="024e0377"/>
    </style:style>
    <style:style style:name="P30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2552569" style:font-size-asian="8pt" style:font-size-complex="8pt"/>
    </style:style>
    <style:style style:name="P31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2552569" style:font-size-asian="12pt" style:font-weight-asian="bold" style:font-size-complex="12pt" style:font-weight-complex="bold"/>
    </style:style>
    <style:style style:name="P32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2552569" style:font-size-asian="9pt" style:font-weight-asian="bold" style:font-size-complex="9pt" style:font-weight-complex="bold"/>
    </style:style>
    <style:style style:name="P33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2552569" style:font-size-asian="9pt" style:font-weight-asian="bold" style:font-size-complex="9pt" style:font-weight-complex="bold"/>
    </style:style>
    <style:style style:name="P34" style:family="paragraph" style:parent-style-name="Table_20_Contents">
      <loext:graphic-properties draw:fill="none"/>
      <style:paragraph-properties fo:break-before="auto" fo:break-after="auto" fo:background-color="transparent" style:writing-mode="page"/>
      <style:text-properties officeooo:paragraph-rsid="02552569"/>
    </style:style>
    <style:style style:name="P35" style:family="paragraph" style:parent-style-name="Fram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2pt" officeooo:rsid="02743bb5" officeooo:paragraph-rsid="027bb459" style:font-size-asian="12pt" style:font-size-complex="12pt"/>
    </style:style>
    <style:style style:name="P37" style:family="paragraph" style:parent-style-name="Table_20_Contents">
      <style:paragraph-properties fo:text-align="end" style:justify-single-word="false" style:vertical-align="bottom" style:writing-mode="page"/>
      <style:text-properties style:font-name="FreeSerif" fo:font-size="12pt" officeooo:paragraph-rsid="027bb459" fo:background-color="transparent" style:font-size-asian="12pt" style:font-size-complex="12pt"/>
    </style:style>
    <style:style style:name="T1" style:family="text">
      <style:text-properties style:font-name="FreeSerif" fo:font-size="10pt" officeooo:rsid="017920f8" style:font-size-asian="10pt" style:font-size-complex="10pt"/>
    </style:style>
    <style:style style:name="T2" style:family="text">
      <style:text-properties style:font-name="FreeSerif" fo:font-size="10pt" officeooo:rsid="017a74ec" style:font-size-asian="10pt" style:font-size-complex="10pt"/>
    </style:style>
    <style:style style:name="T3" style:family="text">
      <style:text-properties style:font-name="FreeSerif" fo:font-size="12pt" officeooo:rsid="0178b17d" style:font-size-asian="12pt" style:font-size-complex="12pt"/>
    </style:style>
    <style:style style:name="T4" style:family="text">
      <style:text-properties style:font-name="FreeSerif" fo:font-size="12pt" officeooo:rsid="02573b8e" style:font-size-asian="12pt" style:font-size-complex="12pt"/>
    </style:style>
    <style:style style:name="T5" style:family="text">
      <style:text-properties style:font-name="FreeSerif" fo:font-size="12pt" officeooo:rsid="026f656b" style:font-size-asian="12pt" style:font-size-complex="12pt"/>
    </style:style>
    <style:style style:name="T6" style:family="text">
      <style:text-properties officeooo:rsid="025bd6e0"/>
    </style:style>
    <style:style style:name="T7" style:family="text">
      <style:text-properties officeooo:rsid="0266533f" style:font-size-complex="10pt"/>
    </style:style>
    <style:style style:name="T8" style:family="text">
      <style:text-properties officeooo:rsid="026ec226" style:font-size-complex="10pt"/>
    </style:style>
    <style:style style:name="T9" style:family="text">
      <style:text-properties officeooo:rsid="026f656b"/>
    </style:style>
    <style:style style:name="T10" style:family="text">
      <style:text-properties officeooo:rsid="0279b813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_main_id.cod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line.one.display_name" text:name="py3o.line.one.display_name"/>
        <text:user-field-decl office:value-type="string" office:string-value="line.two.display_name" text:name="py3o.line.two.display_name"/>
        <text:user-field-decl office:value-type="string" office:string-value="line.three.display_name" text:name="py3o.line.three.display_name"/>
        <text:user-field-decl office:value-type="string" office:string-value="line.round_total_fmt" text:name="py3o.line.round_total_fmt"/>
        <text:user-field-decl office:value-type="string" office:string-value="object.company_id.cnae_main_id.code" text:name="py3o.object.company_id.cnae_main_id.code"/>
        <text:user-field-decl office:value-type="string" office:string-value="line.one.valor_fmt" text:name="py3o.line.one.valor_fmt"/>
        <text:user-field-decl office:value-type="string" office:string-value="line.two.valor_fmt" text:name="py3o.line.two.valor_fmt"/>
        <text:user-field-decl office:value-type="string" office:string-value="line.three.valor_fmt" text:name="py3o.line.three.valor_fmt"/>
        <text:user-field-decl office:value-type="string" office:string-value="object.data_aviso_previo_fmt" text:name="py3o.object.data_aviso_previo_fmt"/>
        <text:user-field-decl office:value-type="string" office:string-value="object.data_afastamento_fmt" text:name="py3o.object.data_afastamento_fmt"/>
        <text:user-field-decl office:value-type="string" office:string-value="object.contract.tipo_afastamento_cef" text:name="py3o.object.contract.tipo_afastamento_cef"/>
        <text:user-field-decl office:value-type="string" office:string-value="object.contract_id.tipo_afastamento_cef" text:name="py3o.object.contract_id.tipo_afastamento_cef"/>
        <text:user-field-decl office:value-type="string" office:string-value="object.contract_id.struct_id.tipo_afastamento_cef" text:name="py3o.object.contract_id.struct_id.tipo_afastamento_cef"/>
        <text:user-field-decl office:value-type="string" office:string-value="object.struct_id.tipo_afastamento_cef" text:name="py3o.object.struct_id.tipo_afastamento_cef"/>
        <text:user-field-decl office:value-type="string" office:string-value="object.contract_id.categoria" text:name="py3o.object.contract_id.categoria"/>
        <text:user-field-decl office:value-type="string" office:string-value="object.categoria" text:name="py3o.object.categoria"/>
        <text:user-field-decl office:value-type="string" office:string-value="categoria_contrato" text:name="py3o.categoria_contrato"/>
        <text:user-field-decl office:value-type="string" office:string-value="py3o.object.contract_id.wage" text:name="py3o.object.contract_id.wage_start"/>
        <text:user-field-decl office:value-type="string" office:string-value="object.contract_id.partner_union.union_entity_code" text:name="py3o.object.contract_id.partner_union.union_entity_code"/>
        <text:user-field-decl office:value-type="string" office:string-value="object.contract_id.partner_union.cnpj_cpf" text:name="py3o.object.contract_id.partner_union.cnpj_cpf"/>
        <text:user-field-decl office:value-type="string" office:string-value="object.contract_id.partner_union.legal_name" text:name="py3o.object.contract_id.partner_union.legal_name"/>
        <text:user-field-decl office:value-type="string" office:string-value="object.contract_id.partner_union.name" text:name="py3o.object.contract_id.partner_union.name"/>
        <text:user-field-decl office:value-type="string" office:string-value="object.valor" text:name="py3o.object.valor"/>
        <text:user-field-decl office:value-type="string" office:string-value="company_logo2" text:name="py3o.company_logo2"/>
        <text:user-field-decl office:value-type="string" office:string-value="line.nome" text:name="py3o.line.nome"/>
        <text:user-field-decl office:value-type="string" office:string-value="line.valor" text:name="py3o.line.valor"/>
        <text:user-field-decl office:value-type="string" office:string-value="total_darf" text:name="py3o.total_darf"/>
        <text:user-field-decl office:value-type="string" office:string-value="total_darf_funcionarios" text:name="py3o.total_darf_funcionarios"/>
        <text:user-field-decl office:value-type="string" office:string-value="total_darf_dirigentes" text:name="py3o.total_darf_dirigentes"/>
        <text:user-field-decl office:value-type="string" office:string-value="line.base" text:name="py3o.line.base"/>
        <text:user-field-decl office:value-type="string" office:string-value="line.desconto" text:name="py3o.line.desconto"/>
        <text:user-field-decl office:value-type="string" office:string-value="total_base" text:name="py3o.total_base"/>
        <text:user-field-decl office:value-type="string" office:string-value="total_desconto" text:name="py3o.total_desconto"/>
        <text:user-field-decl office:value-type="string" office:string-value="object.company_id.street2" text:name="py3o.object.company_id.street2"/>
        <text:user-field-decl office:value-type="string" office:string-value="object.company_id.country_id.name" text:name="py3o.object.company_id.country_id.name"/>
        <text:user-field-decl office:value-type="string" office:string-value="line.situacao" text:name="py3o.line.situacao"/>
        <text:user-field-decl office:value-type="string" office:string-value="line.valor_esperado" text:name="py3o.line.valor_esperado"/>
        <text:user-field-decl office:value-type="string" office:string-value="object.total_remuneracao" text:name="py3o.object.total_remuneracao"/>
        <text:user-field-decl office:value-type="string" office:string-value="object.total_rescisao" text:name="py3o.object.total_rescisao"/>
        <text:user-field-decl office:value-type="string" office:string-value="total_remuneracao" text:name="py3o.total_remuneracao"/>
        <text:user-field-decl office:value-type="string" office:string-value="total_rescisao" text:name="py3o.total_rescisao"/>
      </text:user-field-decls>
      <text:p text:style-name="P34"><text:a xlink:type="simple" xlink:href="py3o://if=%220%20==%201%22" text:style-name="Internet_20_link" text:visited-style-name="Visited_20_Internet_20_Link"><text:span text:style-name="T2">if="0 == 1"</text:span></text:a></text:p>
      <text:p text:style-name="P13">Este parágrafo não vai ser exibido, mas precisa existir para que o logo seja impresso corretamente</text:p>
      <text:p text:style-name="P13"><text:user-field-get text:name="py3o.company_logo">company_logo</text:user-field-get></text:p>
      <text:p text:style-name="P13"><text:user-field-get text:name="py3o.company_logo2">company_logo2</text:user-field-get></text:p>
      <text:p text:style-name="P14"><text:a xlink:type="simple" xlink:href="py3o:///if" text:style-name="Internet_20_link" text:visited-style-name="Visited_20_Internet_20_Link"><text:span text:style-name="T1">/if</text:span></text:a></text:p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<draw:frame draw:style-name="fr1" draw:name="py3o.image(company_logo, 'png', isb64=True)" text:anchor-type="as-char" svg:width="4.755cm" svg:height="2cm" draw:z-index="0"><draw:text-box><text:p text:style-name="P35"/></draw:text-box></draw:frame></text:p>
          </table:table-cell>
          <table:table-cell table:style-name="Table3.B1" office:value-type="string">
            <text:p text:style-name="P31"><text:user-field-get text:name="py3o.object.company_id.legal_name">object.company_id.legal_name</text:user-field-get></text:p>
            <text:p text:style-name="P32"><text:user-field-get text:name="py3o.object.company_id.cnpj_cpf">object.company_id.cnpj_cpf</text:user-field-get></text:p>
            <text:p text:style-name="P33"><text:user-field-get text:name="py3o.object.company_id.street">object.company_id.street</text:user-field-get> <text:bookmark-start text:name="__DdeLink__347_1721793675"/><text:user-field-get text:name="py3o.object.company_id.street2">object.company_id.street2</text:user-field-get><text:bookmark-end text:name="__DdeLink__347_1721793675"/> <text:user-field-get text:name="py3o.object.company_id.zip">object.company_id.zip</text:user-field-get></text:p>
            <text:p text:style-name="P33"><text:user-field-get text:name="py3o.object.company_id.state_id.name">object.company_id.state_id.name</text:user-field-get> - <text:user-field-get text:name="py3o.object.company_id.country_id.name">object.company_id.country_id.name</text:user-field-get></text:p>
          </table:table-cell>
        </table:table-row>
      </table:table>
      <text:p text:style-name="P2"/>
      <text:p text:style-name="P3">Estimativa das bases do INSS no e-Social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2">Contribuinte</text:p>
          </table:table-cell>
          <table:table-cell table:style-name="Table2.A1" office:value-type="string">
            <text:p text:style-name="P19">BASE INSS</text:p>
          </table:table-cell>
          <table:table-cell table:style-name="Table2.A1" office:value-type="string">
            <text:p text:style-name="P19">Desconto </text:p>
          </table:table-cell>
          <table:table-cell table:style-name="Table2.A1" table:number-columns-spanned="2" office:value-type="string">
            <text:p text:style-name="P25">Esperado</text:p>
          </table:table-cell>
          <table:covered-table-cell/>
          <table:table-cell table:style-name="Table2.F1" office:value-type="string">
            <text:p text:style-name="P24">Situação</text:p>
          </table:table-cell>
        </table:table-row>
        <table:table-row>
          <table:table-cell table:style-name="Table2.A15" table:number-columns-spanned="6" office:value-type="string">
            <text:p text:style-name="P1"><text:a xlink:type="simple" xlink:href="py3o://for=%22line%20in%20contribuicao_mensal%22" text:style-name="Internet_20_link" text:visited-style-name="Visited_20_Internet_20_Link"><text:span text:style-name="T4">for="line in contribuicao_mensal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6" office:value-type="string">
            <text:p text:style-name="P29"><text:a xlink:type="simple" xlink:href="py3o://if=%22line.situacao%20==%20'OK'%22" text:style-name="Internet_20_link" text:visited-style-name="Visited_20_Internet_20_Link"><text:span text:style-name="T5">if="line.situacao == 'OK'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office:value-type="string">
            <text:p text:style-name="P26"><text:user-field-get text:name="py3o.line.nome">line.nome</text:user-field-get></text:p>
          </table:table-cell>
          <table:table-cell table:style-name="Table2.A4" office:value-type="string">
            <text:p text:style-name="P27"><text:user-field-get text:name="py3o.line.base">line.base</text:user-field-get></text:p>
          </table:table-cell>
          <table:table-cell table:style-name="Table2.A4" table:number-columns-spanned="2" office:value-type="string">
            <text:p text:style-name="P27"><text:user-field-get text:name="py3o.line.desconto">line.desconto</text:user-field-get></text:p>
          </table:table-cell>
          <table:covered-table-cell/>
          <table:table-cell table:style-name="Table2.A4" office:value-type="string">
            <text:p text:style-name="P11"><text:user-field-get text:name="py3o.line.valor_esperado">line.valor_esperado</text:user-field-get></text:p>
          </table:table-cell>
          <table:table-cell table:style-name="Table2.F4" office:value-type="string">
            <text:p text:style-name="P28"><text:user-field-get text:name="py3o.line.situacao">line.situacao</text:user-field-get></text:p>
          </table:table-cell>
        </table:table-row>
        <table:table-row>
          <table:table-cell table:style-name="Table2.A15" table:number-columns-spanned="6" office:value-type="string">
            <text:p text:style-name="P15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5" table:number-columns-spanned="6" office:value-type="string">
            <text:p text:style-name="P15"><text:a xlink:type="simple" xlink:href="py3o://if=%22line.situacao%20==%20'ERRO'%22" text:style-name="Internet_20_link" text:visited-style-name="Visited_20_Internet_20_Link"><text:span text:style-name="T9">if="line.situacao == 'ERRO'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9"><text:user-field-get text:name="py3o.line.nome">line.nome</text:user-field-get></text:p>
          </table:table-cell>
          <table:table-cell table:style-name="Table2.A7" office:value-type="string">
            <text:p text:style-name="P10"><text:user-field-get text:name="py3o.line.base">line.base</text:user-field-get></text:p>
          </table:table-cell>
          <table:table-cell table:style-name="Table2.A7" table:number-columns-spanned="2" office:value-type="string">
            <text:p text:style-name="P10"><text:user-field-get text:name="py3o.line.desconto">line.desconto</text:user-field-get></text:p>
          </table:table-cell>
          <table:covered-table-cell/>
          <table:table-cell table:style-name="Table2.A7" office:value-type="string">
            <text:p text:style-name="P10"><text:user-field-get text:name="py3o.line.valor_esperado">line.valor_esperado</text:user-field-get></text:p>
          </table:table-cell>
          <table:table-cell table:style-name="Table2.F7" office:value-type="string">
            <text:p text:style-name="P12"><text:user-field-get text:name="py3o.line.situacao">line.situacao</text:user-field-get></text:p>
          </table:table-cell>
        </table:table-row>
        <table:table-row>
          <table:table-cell table:style-name="Table2.A15" table:number-columns-spanned="6" office:value-type="string">
            <text:p text:style-name="P15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5" table:number-columns-spanned="6" office:value-type="string">
            <text:p text:style-name="P4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16">TOTAL</text:p>
          </table:table-cell>
          <table:covered-table-cell/>
          <table:covered-table-cell/>
          <table:covered-table-cell/>
          <table:table-cell table:style-name="Table2.E10" table:number-columns-spanned="2" office:value-type="string">
            <text:p text:style-name="P17"><text:span text:style-name="T10">R$ </text:span><text:user-field-get text:name="py3o.total_remuneracao">total_remuneracao</text:user-field-get></text:p>
          </table:table-cell>
          <table:covered-table-cell/>
        </table:table-row>
        <table:table-row>
          <table:table-cell table:style-name="Table2.A1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6">Rescisão</text:p>
          </table:table-cell>
          <table:table-cell table:style-name="Table2.A1" office:value-type="string">
            <text:p text:style-name="P19">BASE INSS</text:p>
          </table:table-cell>
          <table:table-cell table:style-name="Table2.A1" office:value-type="string">
            <text:p text:style-name="P19">Desconto </text:p>
          </table:table-cell>
          <table:table-cell table:style-name="Table2.A1" table:number-columns-spanned="2" office:value-type="string">
            <text:p text:style-name="P36">Esperado</text:p>
          </table:table-cell>
          <table:covered-table-cell/>
          <table:table-cell table:style-name="Table2.F1" office:value-type="string">
            <text:p text:style-name="P24">Situação</text:p>
          </table:table-cell>
        </table:table-row>
        <table:table-row>
          <table:table-cell table:style-name="Table2.A13" table:number-columns-spanned="6" office:value-type="string">
            <text:p text:style-name="P1"><text:a xlink:type="simple" xlink:href="py3o://for=%22line%20in%20contribuicao_rescisao%22" text:style-name="Internet_20_link" text:visited-style-name="Visited_20_Internet_20_Link"><text:span text:style-name="T4">for="line in contribuicao_rescisa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4" office:value-type="string">
            <text:p text:style-name="P20"><text:user-field-get text:name="py3o.line.nome">line.nome</text:user-field-get></text:p>
          </table:table-cell>
          <table:table-cell table:style-name="Table2.B14" office:value-type="string">
            <text:p text:style-name="P21"><text:user-field-get text:name="py3o.line.base">line.base</text:user-field-get></text:p>
          </table:table-cell>
          <table:table-cell table:style-name="Table2.C14" office:value-type="string">
            <text:p text:style-name="P21"><text:user-field-get text:name="py3o.line.desconto">line.desconto</text:user-field-get></text:p>
          </table:table-cell>
          <table:table-cell table:style-name="Table2.D14" table:number-columns-spanned="2" office:value-type="string">
            <text:p text:style-name="P37"><text:user-field-get text:name="py3o.line.valor_esperado">line.valor_esperado</text:user-field-get></text:p>
          </table:table-cell>
          <table:covered-table-cell/>
          <table:table-cell table:style-name="Table2.F14" office:value-type="string">
            <text:p text:style-name="P23"><text:user-field-get text:name="py3o.line.situacao">line.situacao</text:user-field-get></text:p>
          </table:table-cell>
        </table:table-row>
        <table:table-row>
          <table:table-cell table:style-name="Table2.A15" table:number-columns-spanned="6" office:value-type="string">
            <text:p text:style-name="P4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6" table:number-columns-spanned="4" office:value-type="string">
            <text:p text:style-name="P16">TOTAL</text:p>
          </table:table-cell>
          <table:covered-table-cell/>
          <table:covered-table-cell/>
          <table:covered-table-cell/>
          <table:table-cell table:style-name="Table2.E16" table:number-columns-spanned="2" office:value-type="string">
            <text:p text:style-name="P17"><text:span text:style-name="T10">R$ </text:span><text:user-field-get text:name="py3o.total_rescisao">total_rescisao</text:user-field-get></text:p>
          </table:table-cell>
          <table:covered-table-cell/>
        </table:table-row>
        <table:table-row>
          <table:table-cell table:style-name="Table2.A1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8">TOTAL</text:p>
          </table:table-cell>
          <table:table-cell table:style-name="Table2.A1" office:value-type="string">
            <text:p text:style-name="P7"><text:s/><text:span text:style-name="T6"><text:s/></text:span><text:user-field-get text:name="py3o.total_base">total_base</text:user-field-get></text:p>
          </table:table-cell>
          <table:table-cell table:style-name="Table2.F1" table:number-columns-spanned="4" office:value-type="string">
            <text:p text:style-name="P7"><text:user-field-get text:name="py3o.total_desconto">total_desconto</text:user-field-get></text:p>
          </table:table-cell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9-11-07T11:14:35.100749616</dc:date>
    <meta:editing-duration>P5DT18H2M49S</meta:editing-duration>
    <meta:editing-cycles>501</meta:editing-cycles>
    <meta:generator>LibreOffice/5.1.6.2$Linux_X86_64 LibreOffice_project/10m0$Build-2</meta:generator>
    <meta:document-statistic meta:table-count="2" meta:image-count="0" meta:object-count="0" meta:page-count="1" meta:paragraph-count="51" meta:word-count="89" meta:character-count="861" meta:non-whitespace-character-count="818"/>
    <meta:user-defined meta:name="decimal_separator">,</meta:user-defined>
    <meta:user-defined meta:name="digit_separator">.</meta:user-defined>
    <meta:user-defined meta:name="float_format">"%.2f"</meta:user-defined>
  </office:meta>
</office:document-meta>
</file>